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ackground-color="#cc99cc" fo:border="0.06pt solid #000000"/>
    </style:style>
    <style:style style:name="ce6" style:family="table-cell" style:parent-style-name="Default">
      <style:table-cell-properties fo:background-color="#cc9900" fo:border="0.06pt solid #000000"/>
      <style:text-properties style:use-window-font-color="true"/>
    </style:style>
    <style:style style:name="ce7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9900" fo:border="0.06pt solid #000000"/>
    </style:style>
    <style:style style:name="ce10" style:family="table-cell" style:parent-style-name="Default">
      <style:table-cell-properties fo:background-color="#cc99cc"/>
    </style:style>
    <style:style style:name="ce11" style:family="table-cell" style:parent-style-name="Default">
      <style:table-cell-properties fo:background-color="#ff3300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cc99ff" fo:border="0.06pt solid #000000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Diag \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Spawn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7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Temple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2" calcext:value-type="float">
            <text:p>42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Attack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5" calcext:value-type="float">
            <text:p>4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4" calcext:value-type="float">
            <text:p>8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04" calcext:value-type="float">
            <text:p>10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1" calcext:value-type="float">
            <text:p>16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2" calcext:value-type="float">
            <text:p>222</text:p>
          </table:table-cell>
          <table:table-cell table:style-name="ce9" office:value-type="float" office:value="223" calcext:value-type="float">
            <text:p>22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48" calcext:value-type="float">
            <text:p>4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241" calcext:value-type="float">
            <text:p>241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44" calcext:value-type="float">
            <text:p>244</text:p>
          </table:table-cell>
          <table:table-cell table:style-name="ce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table:style-name="ce9" office:value-type="float" office:value="263" calcext:value-type="float">
            <text:p>263</text:p>
          </table:table-cell>
          <table:table-cell table:style-name="ce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6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6" office:value-type="float" office:value="202" calcext:value-type="float">
            <text:p>202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6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6" office:value-type="float" office:value="203" calcext:value-type="float">
            <text:p>20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41" calcext:value-type="float">
            <text:p>241</text:p>
          </table:table-cell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float" office:value="90" calcext:value-type="float">
            <text:p>9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42" calcext:value-type="float">
            <text:p>242</text:p>
          </table:table-cell>
          <table:table-cell table:style-name="ce4" office:value-type="float" office:value="261" calcext:value-type="float">
            <text:p>261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6" office:value-type="float" office:value="243" calcext:value-type="float">
            <text:p>243</text:p>
          </table:table-cell>
          <table:table-cell table:style-name="ce4" office:value-type="float" office:value="262" calcext:value-type="float">
            <text:p>26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2" table:style-name="ce7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5" calcext:value-type="float">
            <text:p>22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2"/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4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13" office:value-type="string" calcext:value-type="string">
            <text:p>S</text:p>
          </table:table-cell>
          <table:table-cell table:style-name="ce13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13" table:formula="of:=[.C20]" office:value-type="string" office:string-value="S" calcext:value-type="string">
            <text:p>S</text:p>
          </table:table-cell>
          <table:table-cell table:style-name="ce13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13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1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1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1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1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6:58:51.93011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0T17:11:56.994746983</dc:date>
    <meta:editing-duration>PT57M49S</meta:editing-duration>
    <meta:editing-cycles>13</meta:editing-cycles>
    <meta:generator>LibreOffice/4.2.6.3$Linux_X86_64 LibreOffice_project/420m0$Build-3</meta:generator>
    <meta:document-statistic meta:table-count="2" meta:cell-count="740" meta:object-count="0"/>
  </office:meta>
</office:document-meta>
</file>